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Excel_20_Built-in_20_Comma" style:data-style-name="N0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Excel_20_Built-in_20_Comma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Comma" style:data-style-name="N118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Comma" style:data-style-name="N118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Excel_20_Built-in_20_Comma" style:data-style-name="N107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Excel_20_Built-in_20_Comma" style:data-style-name="N107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Excel_20_Built-in_20_Comma" style:data-style-name="N107">
      <style:table-cell-properties fo:border-bottom="1.76pt solid #000000" fo:background-color="#dce6f2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ce6f2" style:diagonal-bl-tr="none" style:diagonal-tl-br="none" fo:border-left="none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Excel_20_Built-in_20_Comma" style:data-style-name="N115">
      <style:table-cell-properties fo:border-bottom="0.74pt solid #000000" fo:background-color="#dce6f2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Excel_20_Built-in_20_Comma" style:data-style-name="N115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Excel_20_Built-in_20_Comma" style:data-style-name="N115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Excel_20_Built-in_20_Comma" style:data-style-name="N112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Excel_20_Built-in_20_Comma" style:data-style-name="N112">
      <style:table-cell-properties fo:border-bottom="0.74pt solid #000000" fo:background-color="#dce6f2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Excel_20_Built-in_20_Comma" style:data-style-name="N112">
      <style:table-cell-properties fo:border-bottom="1.76pt solid #000000" fo:background-color="#dce6f2" style:cell-protect="protected" style:print-content="true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3_0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5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Agrícola</text:p>
          </table:table-cell>
          <table:table-cell table:style-name="Default" office:value-type="string" calcext:value-type="string">
            <text:p>No agrícola</text:p>
          </table:table-cell>
          <table:table-cell table:style-name="Default" office:value-type="string" calcext:value-type="string">
            <text:p>Maquil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63.7" calcext:value-type="float">
            <text:p>63.7</text:p>
          </table:table-cell>
          <table:table-cell office:value-type="float" office:value="59.45" calcext:value-type="float">
            <text:p>Q59.45</text:p>
          </table:table-cell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number-columns-repeated="2" table:style-name="ce4" office:value-type="float" office:value="68" calcext:value-type="float">
            <text:p>68</text:p>
          </table:table-cell>
          <table:table-cell table:style-name="ce6" office:value-type="float" office:value="62.5" calcext:value-type="float">
            <text:p>Q62.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71.4" calcext:value-type="float">
            <text:p>71.4</text:p>
          </table:table-cell>
          <table:table-cell office:value-type="float" office:value="65.63" calcext:value-type="float">
            <text:p>Q65.63</text:p>
          </table:table-cell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number-columns-repeated="2" table:style-name="ce4" office:value-type="float" office:value="74.97" calcext:value-type="float">
            <text:p>74.97</text:p>
          </table:table-cell>
          <table:table-cell table:style-name="ce6" office:value-type="float" office:value="68.91" calcext:value-type="float">
            <text:p>Q68.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78.72" calcext:value-type="float">
            <text:p>78.72</text:p>
          </table:table-cell>
          <table:table-cell office:value-type="float" office:value="72.36" calcext:value-type="float">
            <text:p>Q72.36</text:p>
          </table:table-cell>
        </table:table-row>
      </table:table>
      <table:table table:name="3_0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50.93" calcext:value-type="float">
            <text:p>3250.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08.32" calcext:value-type="float">
            <text:p>3508.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55.44" calcext:value-type="float">
            <text:p>3655.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74.55" calcext:value-type="float">
            <text:p>3874.55</text:p>
          </table:table-cell>
        </table:table-row>
      </table:table>
      <table:table table:name="3_06" table:style-name="ta1">
        <table:table-column table:style-name="co1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0.22" calcext:value-type="float">
            <text:p><text:s/>4,180.22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3539.03" calcext:value-type="float">
            <text:p><text:s/>3,539.03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0.69" calcext:value-type="float">
            <text:p><text:s/>3,380.69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3449.37" calcext:value-type="float">
            <text:p><text:s/>3,449.37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0.84" calcext:value-type="float">
            <text:p><text:s/>2,900.84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3747.21" calcext:value-type="float">
            <text:p><text:s/>3,747.21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1.51" calcext:value-type="float">
            <text:p><text:s/>3,851.51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4209.71" calcext:value-type="float">
            <text:p><text:s/>4,209.71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7.37" calcext:value-type="float">
            <text:p><text:s/>3,367.37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3039.23" calcext:value-type="float">
            <text:p><text:s/>3,039.23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50.16" calcext:value-type="float">
            <text:p><text:s/>3,150.16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3527.54" calcext:value-type="float">
            <text:p><text:s/>3,527.54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0.58" calcext:value-type="float">
            <text:p><text:s/>3,770.58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3994.57" calcext:value-type="float">
            <text:p><text:s/>3,994.57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08.24" calcext:value-type="float">
            <text:p><text:s/>3,908.24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3587.2" calcext:value-type="float">
            <text:p><text:s/>3,587.20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35.21" calcext:value-type="float">
            <text:p><text:s/>3,535.21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3824.9" calcext:value-type="float">
            <text:p><text:s/>3,824.9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54.73" calcext:value-type="float">
            <text:p><text:s/>3,454.73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3600.57" calcext:value-type="float">
            <text:p><text:s/>3,600.57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3.2" calcext:value-type="float">
            <text:p><text:s/>3,703.20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float" office:value="3812.3" calcext:value-type="float">
            <text:p><text:s/>3,812.30 </text:p>
          </table:table-cell>
        </table:table-row>
      </table:table>
      <table:table table:name="3_07" table:style-name="ta1">
        <table:table-column table:style-name="co1" table:default-cell-style-name="ce10"/>
        <table:table-column table:style-name="co1" table:default-cell-style-name="ce13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float" office:value="2443.27" calcext:value-type="float">
            <text:p><text:s/>2,443.3 </text:p>
          </table:table-cell>
        </table:table-row>
        <table:table-row table:style-name="ro1">
          <table:table-cell table:style-name="ce11" office:value-type="string" calcext:value-type="string">
            <text:p>Minería</text:p>
          </table:table-cell>
          <table:table-cell table:style-name="ce14" office:value-type="float" office:value="8150.59" calcext:value-type="float">
            <text:p><text:s/>8,150.6 </text:p>
          </table:table-cell>
        </table:table-row>
        <table:table-row table:style-name="ro1">
          <table:table-cell office:value-type="string" calcext:value-type="string">
            <text:p>Manufactura</text:p>
          </table:table-cell>
          <table:table-cell office:value-type="float" office:value="4000.47" calcext:value-type="float">
            <text:p><text:s/>4,000.5 </text:p>
          </table:table-cell>
        </table:table-row>
        <table:table-row table:style-name="ro1">
          <table:table-cell table:style-name="ce11" office:value-type="string" calcext:value-type="string">
            <text:p>Construcción</text:p>
          </table:table-cell>
          <table:table-cell table:style-name="ce14" office:value-type="float" office:value="3040.48" calcext:value-type="float">
            <text:p><text:s/>3,040.5 </text:p>
          </table:table-cell>
        </table:table-row>
        <table:table-row table:style-name="ro1">
          <table:table-cell office:value-type="string" calcext:value-type="string">
            <text:p>Electricidad</text:p>
          </table:table-cell>
          <table:table-cell office:value-type="float" office:value="7019.2" calcext:value-type="float">
            <text:p><text:s/>7,019.2 </text:p>
          </table:table-cell>
        </table:table-row>
        <table:table-row table:style-name="ro1">
          <table:table-cell table:style-name="ce11" office:value-type="string" calcext:value-type="string">
            <text:p>Comercio</text:p>
          </table:table-cell>
          <table:table-cell table:style-name="ce14" office:value-type="float" office:value="4073.94" calcext:value-type="float">
            <text:p><text:s/>4,073.9 </text:p>
          </table:table-cell>
        </table:table-row>
        <table:table-row table:style-name="ro1">
          <table:table-cell office:value-type="string" calcext:value-type="string">
            <text:p>Comunicaciones</text:p>
          </table:table-cell>
          <table:table-cell office:value-type="float" office:value="4398.52" calcext:value-type="float">
            <text:p><text:s/>4,398.5 </text:p>
          </table:table-cell>
        </table:table-row>
        <table:table-row table:style-name="ro1">
          <table:table-cell table:style-name="ce12" office:value-type="string" calcext:value-type="string">
            <text:p>Servicios</text:p>
          </table:table-cell>
          <table:table-cell table:style-name="ce15" office:value-type="float" office:value="3996.86" calcext:value-type="float">
            <text:p><text:s/>3,996.9 </text:p>
          </table:table-cell>
        </table:table-row>
      </table:table>
      <table:table table:name="3_0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07" calcext:value-type="float">
            <text:p>2207</text:p>
          </table:table-cell>
        </table:table-row>
      </table:table>
      <table:table table:name="3_03" table:style-name="ta1">
        <table:table-column table:style-name="co1" table:default-cell-style-name="Default"/>
        <table:table-column table:style-name="co1" table:number-columns-repeated="3" table:default-cell-style-name="ce1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Urbano Metropolitano</text:p>
          </table:table-cell>
          <table:table-cell table:style-name="Default" office:value-type="string" calcext:value-type="string">
            <text:p>Resto Urbano</text:p>
          </table:table-cell>
          <table:table-cell table:style-name="Default" office:value-type="string" calcext:value-type="string">
            <text:p>Rur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2657" calcext:value-type="float">
            <text:p><text:s/>2,657 </text:p>
          </table:table-cell>
          <table:table-cell table:style-name="ce16" office:value-type="float" office:value="1719" calcext:value-type="float">
            <text:p><text:s/>1,719 </text:p>
          </table:table-cell>
          <table:table-cell table:style-name="ce16" office:value-type="float" office:value="1223" calcext:value-type="float">
            <text:p><text:s/>1,223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28" calcext:value-type="float">
            <text:p><text:s/>2,628 </text:p>
          </table:table-cell>
          <table:table-cell office:value-type="float" office:value="1837" calcext:value-type="float">
            <text:p><text:s/>1,837 </text:p>
          </table:table-cell>
          <table:table-cell office:value-type="float" office:value="1258" calcext:value-type="float">
            <text:p><text:s/>1,258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14" calcext:value-type="float">
            <text:p><text:s/>2,714 </text:p>
          </table:table-cell>
          <table:table-cell office:value-type="float" office:value="1907" calcext:value-type="float">
            <text:p><text:s/>1,907 </text:p>
          </table:table-cell>
          <table:table-cell office:value-type="float" office:value="1478" calcext:value-type="float">
            <text:p><text:s/>1,478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8" office:value-type="float" office:value="2930" calcext:value-type="float">
            <text:p><text:s/>2,930 </text:p>
          </table:table-cell>
          <table:table-cell table:style-name="ce18" office:value-type="float" office:value="2671" calcext:value-type="float">
            <text:p><text:s/>2,671 </text:p>
          </table:table-cell>
          <table:table-cell table:style-name="ce18" office:value-type="float" office:value="1470" calcext:value-type="float">
            <text:p><text:s/>1,470 </text:p>
          </table:table-cell>
        </table:table-row>
      </table:table>
      <table:table table:name="3_04" table:style-name="ta1">
        <table:table-column table:style-name="co1" table:default-cell-style-name="Default"/>
        <table:table-column table:style-name="co1" table:number-columns-repeated="2" table:default-cell-style-name="ce17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Indígena</text:p>
          </table:table-cell>
          <table:table-cell table:style-name="Default" office:value-type="string" calcext:value-type="string">
            <text:p>No indíge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6" office:value-type="float" office:value="1198" calcext:value-type="float">
            <text:p><text:s/>1,198 </text:p>
          </table:table-cell>
          <table:table-cell table:style-name="ce16" office:value-type="float" office:value="1988" calcext:value-type="float">
            <text:p><text:s/>1,988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14" calcext:value-type="float">
            <text:p><text:s/>1,214 </text:p>
          </table:table-cell>
          <table:table-cell office:value-type="float" office:value="2056" calcext:value-type="float">
            <text:p><text:s/>2,056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67" calcext:value-type="float">
            <text:p><text:s/>1,367 </text:p>
          </table:table-cell>
          <table:table-cell office:value-type="float" office:value="2236" calcext:value-type="float">
            <text:p><text:s/>2,236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8" office:value-type="float" office:value="1561" calcext:value-type="float">
            <text:p><text:s/>1,561 </text:p>
          </table:table-cell>
          <table:table-cell table:style-name="ce18" office:value-type="float" office:value="2538" calcext:value-type="float">
            <text:p><text:s/>2,538 </text:p>
          </table:table-cell>
        </table:table-row>
      </table:table>
      <table:table table:name="3_0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7.25" calcext:value-type="float">
            <text:p>77.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4.8583333333333" calcext:value-type="float">
            <text:p>84.85833333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3.0916666666667" calcext:value-type="float">
            <text:p>93.09166666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1.816666666667" calcext:value-type="float">
            <text:p>101.81666666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3.358333333333" calcext:value-type="float">
            <text:p>113.3583333333</text:p>
          </table:table-cell>
        </table:table-row>
      </table:table>
      <table:table table:name="3_0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1.033333333333" calcext:value-type="float">
            <text:p>141.03333333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4.841666666667" calcext:value-type="float">
            <text:p>154.841666666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9.883333333333" calcext:value-type="float">
            <text:p>169.88333333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5.791666666667" calcext:value-type="float">
            <text:p>185.79166666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6.858333333333" calcext:value-type="float">
            <text:p>206.85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text>Q</number:text>
      <number:number number:decimal-places="2" loext:min-decimal-places="2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1:03:41.236709451</meta:creation-date>
    <dc:date>2016-03-02T21:24:38.273658115</dc:date>
    <meta:editing-duration>PT20M50S</meta:editing-duration>
    <meta:editing-cycles>13</meta:editing-cycles>
    <meta:generator>LibreOffice/5.1.0.3$Linux_X86_64 LibreOffice_project/10m0$Build-3</meta:generator>
    <meta:document-statistic meta:table-count="9" meta:cell-count="169" meta:object-count="0"/>
  </office:meta>
</office:document-meta>
</file>